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35mm"/>
    </style:style>
    <style:style style:name="co2" style:family="table-column">
      <style:table-column-properties fo:break-before="auto" style:column-width="39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9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rrect: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MCS</text:p>
          </table:table-cell>
          <table:table-cell table:style-name="ce3" office:value-type="string" calcext:value-type="string">
            <text:p>Guess 1</text:p>
          </table:table-cell>
          <table:table-cell table:style-name="ce3" office:value-type="string" calcext:value-type="string">
            <text:p>Guess 2</text:p>
          </table:table-cell>
          <table:table-cell table:style-name="ce3" table:number-columns-repeated="2"/>
          <table:table-cell table:style-name="ce3" office:value-type="string" calcext:value-type="string">
            <text:p>Statistiken</text:p>
          </table:table-cell>
          <table:table-cell table:style-name="ce3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]=[.B$1])+([.C4]=[.C$1]); ([.B4]=[.C$1])+([.C4]=[.B$1]))" office:value-type="float" office:value="0" calcext:value-type="float">
            <text:p>0</text:p>
          </table:table-cell>
          <table:table-cell/>
          <table:table-cell office:value-type="string" calcext:value-type="string">
            <text:p>Keins richtig:</text:p>
          </table:table-cell>
          <table:table-cell table:formula="of:=COUNTIFS([.D$4:.D$132]; &quot;=0&quot;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5]=[.B$1])+([.C5]=[.C$1]); ([.B5]=[.C$1])+([.C5]=[.B$1]))" office:value-type="float" office:value="1" calcext:value-type="float">
            <text:p>1</text:p>
          </table:table-cell>
          <table:table-cell/>
          <table:table-cell office:value-type="string" calcext:value-type="string">
            <text:p>1 richtig:</text:p>
          </table:table-cell>
          <table:table-cell table:formula="of:=COUNTIFS([.D$4:.D$132]; &quot;=1&quot;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6]=[.B$1])+([.C6]=[.C$1]); ([.B6]=[.C$1])+([.C6]=[.B$1]))" office:value-type="float" office:value="2" calcext:value-type="float">
            <text:p>2</text:p>
          </table:table-cell>
          <table:table-cell/>
          <table:table-cell office:value-type="string" calcext:value-type="string">
            <text:p>2 richtig:</text:p>
          </table:table-cell>
          <table:table-cell table:formula="of:=COUNTIFS([.D$4:.D$132]; &quot;=2&quot;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4" table:formula="of:=MAX(([.B7]=[.B$1])+([.C7]=[.C$1]); ([.B7]=[.C$1])+([.C7]=[.B$1]))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4" table:formula="of:=MAX(([.B8]=[.B$1])+([.C8]=[.C$1]); ([.B8]=[.C$1])+([.C8]=[.B$1]))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9]=[.B$1])+([.C9]=[.C$1]); ([.B9]=[.C$1])+([.C9]=[.B$1]))" office:value-type="float" office:value="2" calcext:value-type="float">
            <text:p>2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4" table:formula="of:=MAX(([.B10]=[.B$1])+([.C10]=[.C$1]); ([.B10]=[.C$1])+([.C10]=[.B$1]))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4" table:formula="of:=MAX(([.B11]=[.B$1])+([.C11]=[.C$1]); ([.B11]=[.C$1])+([.C11]=[.B$1]))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4"/>
          <table:table-cell table:number-columns-repeated="5"/>
          <table:table-cell table:style-name="ce9"/>
          <table:table-cell table:number-columns-repeated="1013"/>
        </table:table-row>
        <table:table-row table:style-name="ro1" table:number-rows-repeated="118"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04844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D4:Sheet1.D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23:48:52.586609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19:06.206747268</meta:creation-date>
    <dc:date>2017-05-15T23:50:26.409836902</dc:date>
    <meta:editing-duration>PT6M58S</meta:editing-duration>
    <meta:editing-cycles>3</meta:editing-cycles>
    <meta:generator>LibreOffice/5.3.3.2$Linux_X86_64 LibreOffice_project/30m0$Build-2</meta:generator>
    <meta:document-statistic meta:table-count="1" meta:cell-count="45" meta:object-count="0"/>
  </office:meta>
</office:document-meta>
</file>